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99a4" officeooo:paragraph-rsid="001a99a4"/>
    </style:style>
    <style:style style:name="P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f67d3" officeooo:paragraph-rsid="001a99a4"/>
    </style:style>
    <style:style style:name="P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20cc5c" officeooo:paragraph-rsid="001a99a4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officeooo:rsid="001a99a4" officeooo:paragraph-rsid="001a99a4"/>
    </style:style>
    <style:style style:name="P5" style:family="paragraph" style:parent-style-name="Standard" style:list-style-name="L2">
      <style:text-properties officeooo:paragraph-rsid="001a99a4"/>
    </style:style>
    <style:style style:name="T1" style:family="text">
      <style:text-properties officeooo:rsid="001a99a4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22803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troduction au traitement de l’image<text:span text:style-name="T2"> </text:span><text:span text:style-name="T3">IT220 – TD2</text:span></text:p>
      <text:p text:style-name="P2"/>
      <text:p text:style-name="P1">Suite du cours précédent.</text:p>
      <text:p text:style-name="P1"/>
      <text:p text:style-name="P4">Objectifs :</text:p>
      <text:list xml:id="list3729350298895391489" text:style-name="L2">
        <text:list-item>
          <text:p text:style-name="P5"><text:span text:style-name="T1">Lire et comprendre article</text:span></text:p>
        </text:list-item>
        <text:list-item>
          <text:p text:style-name="P5"><text:span text:style-name="T1">Implémenter la méthode globale (global image matching)</text:span></text:p>
        </text:list-item>
        <text:list-item>
          <text:p text:style-name="P5"><text:span text:style-name="T1">Explication et algo précis de la partie 2.2 (swatches) (à mettre dans le code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2T14:08:36.057584212</meta:creation-date>
    <meta:generator>LibreOffice/5.1.6.2$Linux_X86_64 LibreOffice_project/10m0$Build-2</meta:generator>
    <dc:date>2018-02-12T14:15:13.598175231</dc:date>
    <meta:editing-duration>PT6M38S</meta:editing-duration>
    <meta:editing-cycles>1</meta:editing-cycles>
    <meta:document-statistic meta:table-count="0" meta:image-count="0" meta:object-count="0" meta:page-count="1" meta:paragraph-count="6" meta:word-count="41" meta:character-count="249" meta:non-whitespace-character-count="216"/>
  </office:meta>
</office:document-meta>
</file>